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e16" officeooo:paragraph-rsid="000dce16"/>
    </style:style>
    <style:style style:name="P2" style:family="paragraph" style:parent-style-name="Standard">
      <style:text-properties fo:font-size="14pt" officeooo:rsid="000dce16" officeooo:paragraph-rsid="000dce16" style:font-size-asian="14pt" style:font-size-complex="14pt"/>
    </style:style>
    <style:style style:name="P3" style:family="paragraph" style:parent-style-name="Standard">
      <style:text-properties fo:font-size="14pt" style:text-underline-style="none" officeooo:rsid="000dce16" officeooo:paragraph-rsid="000dce16" style:font-size-asian="14pt" style:font-size-complex="14pt"/>
    </style:style>
    <style:style style:name="P4" style:family="paragraph" style:parent-style-name="Standard">
      <style:text-properties fo:font-size="18pt" fo:font-weight="bold" officeooo:rsid="000dce16" officeooo:paragraph-rsid="000dce16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style:text-underline-style="none" fo:font-weight="bold" officeooo:rsid="000dce16" officeooo:paragraph-rsid="000dce16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bold" officeooo:rsid="0010c54a" officeooo:paragraph-rsid="0010c54a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11cf19" officeooo:paragraph-rsid="0010c54a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dce16" officeooo:paragraph-rsid="000dce16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3pt" officeooo:rsid="000dce16" officeooo:paragraph-rsid="000dce16" style:font-size-asian="13pt" style:font-size-complex="13pt"/>
    </style:style>
    <style:style style:name="P10" style:family="paragraph" style:parent-style-name="Standard">
      <style:text-properties fo:font-size="13pt" style:text-underline-style="none" officeooo:rsid="000dce16" officeooo:paragraph-rsid="000dce16" style:font-size-asian="13pt" style:font-size-complex="13pt"/>
    </style:style>
    <style:style style:name="P11" style:family="paragraph" style:parent-style-name="Standard">
      <style:text-properties fo:font-size="13pt" style:text-underline-style="none" fo:font-weight="bold" officeooo:rsid="0010c54a" officeooo:paragraph-rsid="0010c54a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style:text-underline-style="none" fo:font-weight="normal" officeooo:rsid="0011cf19" officeooo:paragraph-rsid="0011cf19" style:font-size-asian="11.3500003814697pt" style:font-weight-asian="normal" style:font-size-complex="13pt" style:font-weight-complex="normal"/>
    </style:style>
    <style:style style:name="T1" style:family="text">
      <style:text-properties officeooo:rsid="000f7ff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321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in “Pong” Ball <text:span text:style-name="T1">por Roger Bandera y Sergio Lamorda</text:span></text:p>
      <text:p text:style-name="P2"/>
      <text:p text:style-name="P8">Introducción</text:p>
      <text:p text:style-name="P2"/>
      <text:p text:style-name="P9">Queríamos desarrollar un juego que ya existiera, para no tener que entretenernos en el diseño de un nuevo. <text:span text:style-name="T3">Después</text:span> de barajar diversas opciones nos hemos decantado por un <text:span text:style-name="T3">Pinball</text:span>.</text:p>
      <text:p text:style-name="P2"/>
      <text:p text:style-name="P8">Descripcción</text:p>
      <text:p text:style-name="P2"/>
      <text:p text:style-name="P9">El objetivo principal es crear un Pinball para navegador en 3D, o que lo recree y ademas multijugador. Las <text:span text:style-name="T3">características</text:span> del multijugador <text:span text:style-name="T3">serán</text:span> partidas de dos jugadores, en tiempo real, con un ranking global.</text:p>
      <text:p text:style-name="P2"/>
      <text:p text:style-name="P5">Tecnologia</text:p>
      <text:p text:style-name="P3"/>
      <text:p text:style-name="P10">Por parte del cliente usaremos <text:span text:style-name="T1">una librería canvas o svg y por la del servidor node.js con express, socket.io y MongoDB como base de datos.</text:span></text:p>
      <text:p text:style-name="P3"><text:span text:style-name="T2"/></text:p>
      <text:p text:style-name="P6">Viabilidad y innovación</text:p>
      <text:p text:style-name="P7"/>
      <text:p text:style-name="P12">Las partes mas complicadas de nuestro proyecto se resumen en:</text:p>
      <text:p text:style-name="P12">- <text:span text:style-name="T3">Físicas</text:span>: todo lo que engloba las <text:span text:style-name="T3">físicas</text:span> de los objetos y la forma que <text:span text:style-name="T3">interactúan</text:span> entre ellos.</text:p>
      <text:p text:style-name="P12">- <text:span text:style-name="T3">Multijugador</text:span>: compartir los datos en tiempo real y controlar el lag.</text:p>
      <text:p text:style-name="P11"/>
      <text:p text:style-name="P3"/>
      <text:p text:style-name="P3"/>
      <text:p text:style-name="P2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22:18:41.268000000</meta:creation-date>
    <dc:date>2018-04-18T22:52:19.545000000</dc:date>
    <meta:editing-duration>PT12M35S</meta:editing-duration>
    <meta:editing-cycles>3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11" meta:word-count="143" meta:character-count="864" meta:non-whitespace-character-count="732"/>
  </office:meta>
</office:document-meta>
</file>